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style:font-name="Calibri1" fo:font-size="9pt" officeooo:paragraph-rsid="000fa64d" style:font-size-asian="9pt" style:font-size-complex="9pt"/>
    </style:style>
    <style:style style:name="P2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1" fo:font-size="9pt" style:font-size-asian="9pt" style:font-size-complex="9pt"/>
    </style:style>
    <style:style style:name="P3" style:family="paragraph" style:parent-style-name="Default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0d0e9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text-properties fo:color="#000000" loext:opacity="100%" style:font-name="Calibri1" fo:font-size="9pt" officeooo:rsid="000e6226" officeooo:paragraph-rsid="000fa64d" style:font-size-asian="9pt" style:font-size-complex="9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paragraph-rsid="000fa64d" style:font-size-asian="9pt" style:font-size-complex="9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1" fo:font-size="9pt" officeooo:rsid="0010d0e9" officeooo:paragraph-rsid="0010d0e9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64d" style:font-weight-asian="bold" style:font-weight-complex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alibri1" fo:font-size="9pt" fo:font-weight="bold" officeooo:rsid="0010d0e9" style:font-size-asian="7.84999990463257pt" style:font-weight-asian="bold" style:font-size-complex="9pt" style:font-weight-complex="bold"/>
    </style:style>
    <style:style style:name="T6" style:family="text">
      <style:text-properties style:font-name="Calibri1" fo:font-size="9pt" style:font-size-asian="9pt" style:font-size-complex="9pt"/>
    </style:style>
    <style:style style:name="T7" style:family="text">
      <style:text-properties style:font-name="Calibri1" fo:font-size="9pt" officeooo:rsid="0010d0e9" style:font-size-asian="7.84999990463257pt" style:font-size-complex="9pt"/>
    </style:style>
    <style:style style:name="T8" style:family="text">
      <style:text-properties style:font-name="Calibri1" fo:font-size="14pt" style:font-size-asian="14pt"/>
    </style:style>
    <style:style style:name="T9" style:family="text">
      <style:text-properties style:font-name="Calibri1" fo:font-size="14pt" officeooo:rsid="0010d0e9" style:font-size-asian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Helvetica Neue" fo:font-size="7.19999980926514pt" fo:letter-spacing="normal" fo:font-style="normal" fo:font-weight="bold" officeooo:rsid="0010d0e9" style:font-size-asian="7.84999990463257pt" style:font-size-complex="9pt"/>
    </style:style>
    <style:style style:name="T13" style:family="text">
      <style:text-properties officeooo:rsid="000e6226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officeooo:rsid="0010d0e9" style:font-size-asian="14pt"/>
    </style:style>
    <style:style style:name="T16" style:family="text">
      <style:text-properties fo:color="#000000" loext:opacity="100%" style:font-name="Calibri1" fo:font-size="9pt" fo:font-weight="bold" officeooo:rsid="0010d0e9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4"><text:span text:style-name="T2">1.</text:span><text:span text:style-name="T1">Identify your problem statement</text:span> </text:p>
      <text:p text:style-name="P6"><text:span text:style-name="T1"/></text:p>
      <text:p text:style-name="P7"><text:span text:style-name="T10">The problem statement in this scenario is to develop a predictive model for estimating insurance charges. This means creating a machine learning model that can take various parameters or features as input and provide an estimate of the insurance charges as output. The goal is to build a model that can accurately predict insurance costs based on the available data, which can be useful for pricing insurance policies and assisting clients in understanding their potential insurance costs.</text:span> </text:p>
      <text:p text:style-name="P7"/>
      <text:p text:style-name="P1" loext:marker-style-name="T14"><text:span text:style-name="T2">2.</text:span><text:span text:style-name="T1">Tell basic info about the dataset (Total number of rows, columns)</text:span> </text:p>
      <text:p text:style-name="P1" loext:marker-style-name="T14"/>
      <text:p text:style-name="P3" loext:marker-style-name="T14"><text:span text:style-name="T10">Total Number of </text:span><text:span text:style-name="T11">columns</text:span> <text:s/>: <text:s/><text:span text:style-name="T13">6</text:span></text:p>
      <text:p text:style-name="P3" loext:marker-style-name="T14"><text:s/></text:p>
      <text:p text:style-name="P3" loext:marker-style-name="T14"><text:span text:style-name="T10">Total Number of Rows</text:span> <text:s/>: <text:s/><text:span text:style-name="T13">1339</text:span></text:p>
      <text:p text:style-name="P7"><text:span text:style-name="T1"/></text:p>
      <text:p text:style-name="P4"><text:span text:style-name="T16">3.</text:span><text:span text:style-name="T4">Mention the pre-processing method if you’re doing any (like converting string to number – nominal data)</text:span><text:span text:style-name="T14"> </text:span></text:p>
      <text:p text:style-name="P4"><text:span text:style-name="T14"><text:s text:c="3"/></text:span><text:span text:style-name="T7">In this dataset, two categorical <text:s/>data such as </text:span><text:span text:style-name="T12">sex, smoker</text:span><text:span text:style-name="T7"> and this data belongs to nominal. So we need to convert into numerical data by using </text:span><text:span text:style-name="T5">One Hot Encoding</text:span><text:span text:style-name="T7">.</text:span></text:p>
      <text:p text:style-name="P8"><text:span text:style-name="T1"/></text:p>
      <text:p text:style-name="P5"><text:span text:style-name="T1">1) Multiple Linear Regression :</text:span></text:p>
      <text:p text:style-name="P5"><text:span text:style-name="T1"/></text:p>
      <text:p text:style-name="P2" loext:marker-style-name="T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9:41:00</meta:creation-date>
    <meta:generator>LibreOffice/7.5.5.2$Windows_X86_64 LibreOffice_project/ca8fe7424262805f223b9a2334bc7181abbcbf5e</meta:generator>
    <dc:date>2023-10-04T22:38:46.276000000</dc:date>
    <meta:editing-duration>PT23M55S</meta:editing-duration>
    <meta:editing-cycles>4</meta:editing-cycles>
    <meta:initial-creator>Ramisha Rani k</meta:initial-creator>
    <meta:document-statistic meta:table-count="0" meta:image-count="0" meta:object-count="0" meta:page-count="1" meta:paragraph-count="9" meta:word-count="153" meta:character-count="952" meta:non-whitespace-character-count="793"/>
  </office:meta>
</office:document-meta>
</file>